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5"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6" style:family="paragraph" style:parent-style-name="Heading_20_2">
      <style:paragraph-properties fo:line-height="0.427cm" fo:text-align="justify" style:justify-single-word="false"/>
    </style:style>
    <style:style style:name="P17" style:family="paragraph" style:parent-style-name="Heading_20_2">
      <style:paragraph-properties fo:margin-top="0.002cm" fo:margin-bottom="0cm" style:contextual-spacing="false"/>
    </style:style>
    <style:style style:name="P18" style:family="paragraph" style:parent-style-name="Text_20_body">
      <style:paragraph-properties fo:margin-left="0.309cm" fo:margin-right="3.948cm" fo:line-height="1.261cm" fo:text-indent="0cm" style:auto-text-indent="false"/>
    </style:style>
    <style:style style:name="P19" style:family="paragraph" style:parent-style-name="Text_20_body">
      <style:paragraph-properties fo:margin-top="0.092cm" fo:margin-bottom="0cm" style:contextual-spacing="false"/>
    </style:style>
    <style:style style:name="P20" style:family="paragraph" style:parent-style-name="Text_20_body">
      <style:paragraph-properties fo:margin-left="0.309cm" fo:margin-right="0cm" fo:margin-top="0.106cm" fo:margin-bottom="0cm" style:contextual-spacing="false" fo:text-indent="0cm" style:auto-text-indent="false"/>
    </style:style>
    <style:style style:name="P21" style:family="paragraph" style:parent-style-name="Text_20_body">
      <style:paragraph-properties fo:margin-left="0.309cm" fo:margin-right="0cm" fo:text-indent="0cm" style:auto-text-indent="false"/>
    </style:style>
    <style:style style:name="P22" style:family="paragraph" style:parent-style-name="Text_20_body">
      <style:paragraph-properties fo:margin-left="0.309cm" fo:margin-right="0cm" fo:margin-top="0.212cm" fo:margin-bottom="0cm" style:contextual-spacing="false" fo:text-indent="0cm" style:auto-text-indent="false"/>
    </style:style>
    <style:style style:name="P23"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4" style:family="paragraph" style:parent-style-name="Text_20_body">
      <style:paragraph-properties fo:margin-left="0.309cm" fo:margin-right="0cm" fo:text-align="justify" style:justify-single-word="false" fo:text-indent="0cm" style:auto-text-indent="false"/>
    </style:style>
    <style:style style:name="P25"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6"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7"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8"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29" style:family="paragraph" style:parent-style-name="Text_20_body">
      <style:paragraph-properties fo:margin-top="0.168cm" fo:margin-bottom="0cm" style:contextual-spacing="false"/>
      <style:text-properties fo:font-size="11pt" style:font-size-asian="11pt"/>
    </style:style>
    <style:style style:name="P30" style:family="paragraph" style:parent-style-name="Text_20_body">
      <style:paragraph-properties fo:margin-top="0.168cm" fo:margin-bottom="0cm" style:contextual-spacing="false"/>
      <style:text-properties fo:font-size="11pt" fo:background-color="transparent" style:font-size-asian="11pt"/>
    </style:style>
    <style:style style:name="P31" style:family="paragraph" style:parent-style-name="Text_20_body">
      <style:paragraph-properties fo:margin-top="0.007cm" fo:margin-bottom="0cm" style:contextual-spacing="false"/>
    </style:style>
    <style:style style:name="P32" style:family="paragraph" style:parent-style-name="Text_20_body">
      <style:paragraph-properties fo:margin-left="0.309cm" fo:margin-right="1.42cm" fo:line-height="148%" fo:text-indent="0cm" style:auto-text-indent="false"/>
    </style:style>
    <style:style style:name="P33" style:family="paragraph" style:parent-style-name="Text_20_body">
      <style:paragraph-properties fo:margin-top="0.422cm" fo:margin-bottom="0cm" style:contextual-spacing="false"/>
    </style:style>
    <style:style style:name="P34" style:family="paragraph" style:parent-style-name="Text_20_body">
      <style:paragraph-properties fo:margin-left="0.309cm" fo:margin-right="0.302cm" fo:margin-top="0.21cm" fo:margin-bottom="0cm" style:contextual-spacing="false" fo:text-indent="0cm" style:auto-text-indent="false"/>
    </style:style>
    <style:style style:name="P35" style:family="paragraph" style:parent-style-name="Text_20_body">
      <style:paragraph-properties fo:margin-top="0.418cm" fo:margin-bottom="0cm" style:contextual-spacing="false"/>
    </style:style>
    <style:style style:name="P36" style:family="paragraph" style:parent-style-name="Text_20_body">
      <style:paragraph-properties fo:margin-top="0.166cm" fo:margin-bottom="0cm" style:contextual-spacing="false"/>
    </style:style>
    <style:style style:name="P37"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8"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Table_20_Paragraph">
      <style:paragraph-properties fo:margin-left="0.023cm" fo:margin-right="0cm" fo:orphans="0" fo:widows="0" fo:text-indent="0cm" style:auto-text-indent="false"/>
      <style:text-properties fo:color="#1e487c" loext:opacity="100%" fo:font-size="10pt" fo:letter-spacing="-0.018cm" fo:font-weight="bold" style:font-size-asian="10pt" style:font-weight-asian="bold"/>
    </style:style>
    <style:style style:name="P40" style:family="paragraph" style:parent-style-name="Table_20_Paragraph">
      <style:paragraph-properties fo:orphans="0" fo:widows="0"/>
      <style:text-properties fo:color="#1e487c" loext:opacity="100%" fo:font-size="10pt" fo:letter-spacing="-0.018cm" fo:font-weight="bold" style:font-size-asian="10pt" style:font-weight-asian="bold"/>
    </style:style>
    <style:style style:name="P41" style:family="paragraph" style:parent-style-name="Heading_20_1">
      <style:text-properties fo:color="#023a54" loext:opacity="100%" fo:letter-spacing="0.019cm"/>
    </style:style>
    <style:style style:name="P42"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3" style:family="paragraph" style:parent-style-name="Heading_20_1">
      <style:text-properties fo:color="#023a54" loext:opacity="100%" fo:letter-spacing="0.018cm" officeooo:paragraph-rsid="0020fd4d" fo:background-color="transparent"/>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6"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7"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8"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9"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50"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5"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7"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60"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61"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2"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1.9cm" fo:line-height="148%" fo:text-indent="0cm" style:auto-text-indent="false"/>
      <style:text-properties fo:background-color="transparent"/>
    </style:style>
    <style:style style:name="P64"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6"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7"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8"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9"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70"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71"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2" style:family="paragraph" style:parent-style-name="Heading_20_1">
      <style:text-properties fo:background-color="transparent"/>
    </style:style>
    <style:style style:name="P73"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4" style:family="paragraph" style:parent-style-name="Heading_20_1">
      <style:paragraph-properties fo:margin-top="0.067cm" fo:margin-bottom="0cm" style:contextual-spacing="false">
        <style:tab-stops>
          <style:tab-stop style:position="11.003cm"/>
        </style:tab-stops>
      </style:paragraph-properties>
    </style:style>
    <style:style style:name="P75" style:family="paragraph" style:parent-style-name="Heading_20_1">
      <style:text-properties officeooo:paragraph-rsid="0020fd4d"/>
    </style:style>
    <style:style style:name="P76"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7"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8"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9"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2"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3"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4"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5"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6"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7"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8"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9" style:family="paragraph" style:parent-style-name="Text_20_body">
      <style:text-properties style:font-name="Times New Roman" fo:font-size="11pt" style:font-size-asian="11pt"/>
    </style:style>
    <style:style style:name="P90"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1"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3"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4"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7"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8"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3"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4"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5"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7"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8"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09"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0"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1"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2"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3"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4"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5"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6" style:family="paragraph" style:parent-style-name="Text_20_body" style:master-page-name="Standard">
      <style:paragraph-properties fo:margin-left="0.199cm" fo:margin-right="0cm" fo:text-indent="0cm" style:auto-text-indent="false" style:page-number="auto"/>
    </style:style>
    <style:style style:name="P117" style:family="paragraph" style:parent-style-name="Text_20_body" style:master-page-name="Converted3">
      <style:paragraph-properties fo:margin-left="0.199cm" fo:margin-right="0cm" fo:text-indent="0cm" style:auto-text-indent="false" style:page-number="auto"/>
    </style:style>
    <style:style style:name="P118"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1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120"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121" style:family="paragraph">
      <loext:graphic-properties draw:fill="none"/>
      <style:paragraph-properties fo:text-align="start"/>
      <style:text-properties fo:font-size="18pt"/>
    </style:style>
    <style:style style:name="P122" style:family="paragraph">
      <loext:graphic-properties draw:fill="solid" draw:fill-color="#0677ac"/>
      <style:paragraph-properties fo:text-align="start"/>
      <style:text-properties fo:font-size="18pt"/>
    </style:style>
    <style:style style:name="P123"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fo:letter-spacing="-0.011cm"/>
    </style:style>
    <style:style style:name="T67" style:family="text">
      <style:text-properties fo:letter-spacing="-0.011cm" fo:font-weight="bold" style:font-weight-asian="bold" style:font-weight-complex="bold"/>
    </style:style>
    <style:style style:name="T68" style:family="text">
      <style:text-properties fo:letter-spacing="0.042cm"/>
    </style:style>
    <style:style style:name="T69" style:family="text">
      <style:text-properties fo:letter-spacing="0.044cm"/>
    </style:style>
    <style:style style:name="T70" style:family="text">
      <style:text-properties fo:letter-spacing="0.046cm"/>
    </style:style>
    <style:style style:name="T71" style:family="text">
      <style:text-properties fo:letter-spacing="0.041cm"/>
    </style:style>
    <style:style style:name="T72" style:family="text">
      <style:text-properties fo:letter-spacing="0.028cm"/>
    </style:style>
    <style:style style:name="T73" style:family="text">
      <style:text-properties fo:letter-spacing="-0.012cm"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1e5f19" style:font-weight-asian="bold" style:font-weight-complex="bold"/>
    </style:style>
    <style:style style:name="T76" style:family="text">
      <style:text-properties fo:background-color="#ff0000" loext:char-shading-value="0"/>
    </style:style>
    <style:style style:name="T77" style:family="text">
      <style:text-properties fo:font-weight="normal" style:font-weight-asian="normal" style:font-weight-complex="normal"/>
    </style:style>
    <style:style style:name="T78" style:family="text">
      <style:text-properties fo:font-weight="normal" officeooo:rsid="001e5f19" style:font-weight-asian="normal" style:font-weight-complex="normal"/>
    </style:style>
    <style:style style:name="T79" style:family="text">
      <style:text-properties fo:font-weight="normal" officeooo:rsid="0020fd4d" style:font-weight-asian="normal" style:font-weight-complex="normal"/>
    </style:style>
    <style:style style:name="T80" style:family="text">
      <style:text-properties fo:color="#000000" loext:opacity="100%" style:text-underline-style="none" fo:font-weight="bold" style:font-weight-asian="bold" style:font-weight-complex="bold"/>
    </style:style>
    <style:style style:name="T81" style:family="text">
      <style:text-properties fo:color="#000000" loext:opacity="100%" style:text-underline-style="none" fo:font-weight="bold" officeooo:rsid="001e5f19" style:font-weight-asian="bold" style:font-weight-complex="bold"/>
    </style:style>
    <style:style style:name="T82" style:family="text">
      <style:text-properties fo:color="#000000" loext:opacity="100%" fo:font-weight="bold" officeooo:rsid="001e5f19" style:font-weight-asian="bold" style:font-weight-complex="bold"/>
    </style:style>
    <style:style style:name="T83" style:family="text">
      <style:text-properties fo:color="#000000" loext:opacity="100%" fo:letter-spacing="0.018cm" fo:background-color="transparent" loext:char-shading-value="0"/>
    </style:style>
    <style:style style:name="T84" style:family="text">
      <style:text-properties fo:font-style="italic"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officeooo:rsid="001e5f19"/>
    </style:style>
    <style:style style:name="T87" style:family="text">
      <style:text-properties fo:font-size="12pt" style:text-underline-style="none" fo:font-weight="bold" officeooo:rsid="001d3c98" style:font-size-asian="12pt" style:font-weight-asian="bold" style:font-size-complex="12pt" style:font-weight-complex="bold"/>
    </style:style>
    <style:style style:name="T88" style:family="text">
      <style:text-properties fo:font-size="12pt" style:text-underline-style="none" fo:font-weight="bold" officeooo:rsid="001e5f19" style:font-size-asian="12pt" style:font-weight-asian="bold" style:font-size-complex="12pt" style:font-weight-complex="bold"/>
    </style:style>
    <style:style style:name="T89" style:family="text">
      <style:text-properties fo:font-size="12pt" style:text-underline-style="none" fo:font-weight="bold" officeooo:rsid="0020fd4d" style:font-size-asian="12pt" style:font-weight-asian="bold" style:font-size-complex="12pt" style:font-weight-complex="bold"/>
    </style:style>
    <style:style style:name="T90" style:family="text">
      <style:text-properties officeooo:rsid="0020fd4d"/>
    </style:style>
    <style:style style:name="T91" style:family="text">
      <style:text-properties fo:background-color="transparent" loext:char-shading-value="0"/>
    </style:style>
    <style:style style:name="T92" style:family="text">
      <style:text-properties officeooo:rsid="0020fd4d" fo:background-color="transparent" loext:char-shading-value="0"/>
    </style:style>
    <style:style style:name="T93" style:family="text">
      <style:text-properties fo:color="#1e6a39" loext:opacity="100%" fo:font-weight="bold" officeooo:rsid="0020fd4d" style:font-weight-asian="bold" style:font-weight-complex="bold"/>
    </style:style>
    <style:style style:name="T94" style:family="text">
      <style:text-properties fo:color="#1e6a39" loext:opacity="100%" fo:letter-spacing="0.018cm" fo:font-weight="bold" officeooo:rsid="0020fd4d" fo:background-color="transparent" loext:char-shading-value="0" style:font-weight-asian="bold" style:font-weight-complex="bold"/>
    </style:style>
    <style:style style:name="T95" style:family="text">
      <style:text-properties style:use-window-font-color="true" loext:opacity="0%" fo:font-size="10pt" fo:letter-spacing="-0.011cm" style:font-size-asian="10pt"/>
    </style:style>
    <style:style style:name="T96" style:family="text">
      <style:text-properties style:use-window-font-color="true" loext:opacity="0%" fo:font-size="10pt" style:font-size-asian="10pt"/>
    </style:style>
    <style:style style:name="T97" style:family="text">
      <style:text-properties style:use-window-font-color="true" loext:opacity="0%" fo:font-size="10pt" fo:letter-spacing="-0.009cm" style:font-size-asian="10pt"/>
    </style:style>
    <style:style style:name="T98" style:family="text">
      <style:text-properties style:use-window-font-color="true" loext:opacity="0%" fo:font-size="10pt" fo:letter-spacing="-0.007cm" style:font-size-asian="10pt"/>
    </style:style>
    <style:style style:name="T99" style:family="text">
      <style:text-properties style:use-window-font-color="true" loext:opacity="0%" fo:font-size="10pt" fo:letter-spacing="-0.005cm" style:font-size-asian="10pt"/>
    </style:style>
    <style:style style:name="T100" style:family="text">
      <style:text-properties fo:color="#ff4000" loext:opacity="100%" fo:font-size="10pt" officeooo:rsid="0020fd4d" style:font-size-asian="10pt"/>
    </style:style>
    <style:style style:name="T101" style:family="text">
      <style:text-properties fo:color="#158466" loext:opacity="100%" fo:letter-spacing="0.041cm" fo:font-weight="bold" style:font-weight-asian="bold" style:font-weight-complex="bold"/>
    </style:style>
    <style:style style:name="T102" style:family="text">
      <style:text-properties fo:color="#158466" loext:opacity="100%" fo:font-weight="bold" style:font-weight-asian="bold" style:font-weight-complex="bold"/>
    </style:style>
    <style:style style:name="T103" style:family="text">
      <style:text-properties fo:color="#158466" loext:opacity="100%" fo:font-size="10pt" fo:background-color="transparent" loext:char-shading-value="0" style:font-size-asian="10pt"/>
    </style:style>
    <style:style style:name="T104" style:family="text">
      <style:text-properties fo:color="#158466" loext:opacity="100%" fo:font-size="10pt" style:font-size-asian="10pt"/>
    </style:style>
    <style:style style:name="T105" style:family="text">
      <style:text-properties officeooo:rsid="0022e714"/>
    </style:style>
    <style:style style:name="T106" style:family="text">
      <style:text-properties officeooo:rsid="0022ff07"/>
    </style:style>
    <style:style style:name="T107" style:family="text">
      <style:text-properties officeooo:rsid="00237657"/>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67cm" fo:min-width="11.01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6"><draw:custom-shape text:anchor-type="as-char" draw:z-index="4" draw:name="Textbox 2" draw:style-name="gr5" draw:text-style-name="P122" svg:width="17.615cm" svg:height="0.816cm"><text:p text:style-name="P14"><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h text:style-name="Heading_20_1" text:outline-level="2"><text:bookmark-start text:name="Le principe"/><draw:custom-shape text:anchor-type="char" draw:z-index="18" draw:name="Graphic 3" draw:style-name="gr1" draw:text-style-name="P121"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8">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762648038" text:style-name="WWNum1">
          <text:list-item>
            <text:p text:style-name="P93"><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4"><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5"><text:span text:style-name="T3">au cours des combats, on perd ou on gagne des points de vie. Si on les perd tous, le personnage meurt (fin de la </text:span><text:span text:style-name="T12">partie)</text:span></text:p>
          </text:list-item>
        </text:list>
        <text:p text:style-name="Text_20_body"/>
        <text:p text:style-name="P19"/>
      </text:section>
      <text:section text:style-name="Sect2" text:name="Section1">
        <text:p text:style-name="P20"><text:span text:style-name="T91">Le</text:span><text:span text:style-name="T52"> </text:span><text:span text:style-name="T91">terrain</text:span><text:span text:style-name="T45"> </text:span><text:span text:style-name="T91">de</text:span><text:span text:style-name="T45"> </text:span><text:span text:style-name="T91">jeu</text:span><text:span text:style-name="T42"> </text:span><text:span text:style-name="T91">est</text:span><text:span text:style-name="T45"> </text:span><text:span text:style-name="T91">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7"><draw:custom-shape text:anchor-type="char" draw:z-index="13" draw:name="Textbox 4" draw:style-name="gr3" draw:text-style-name="P121" svg:width="11.014cm" svg:height="0.466cm" svg:x="4.884cm" svg:y="0.205cm"><loext:table table:name="Tableau1" table:style-name="Tableau1"><loext:table-column table:style-name="Tableau1.A" table:number-columns-repeated="3"/><loext:table-column table:style-name="Tableau1.D"/><loext:table-column table:style-name="Tableau1.E"/><loext:table-column table:style-name="Tableau1.F" table:number-columns-repeated="2"/><loext:table-column table:style-name="Tableau1.A" table:number-columns-repeated="2"/><loext:table-row table:style-name="Tableau1.1"><loext:table-cell table:style-name="Tableau1.A1" office:value-type="string"><text:p text:style-name="P39">1</text:p></loext:table-cell><loext:table-cell table:style-name="Tableau1.A1" office:value-type="string"><text:p text:style-name="P40">2</text:p></loext:table-cell><loext:table-cell table:style-name="Tableau1.A1" office:value-type="string"><text:p text:style-name="P40">3</text:p></loext:table-cell><loext:table-cell table:style-name="Tableau1.A1" office:value-type="string"><text:p text:style-name="P40">4</text:p></loext:table-cell><loext:table-cell table:style-name="Tableau1.A1" office:value-type="string"><text:p text:style-name="P39">5</text:p></loext:table-cell><loext:table-cell table:style-name="Tableau1.A1" office:value-type="string"><text:p text:style-name="P40">6</text:p></loext:table-cell><loext:table-cell table:style-name="Tableau1.A1" office:value-type="string"><text:p text:style-name="P40">7</text:p></loext:table-cell><loext:table-cell table:style-name="Tableau1.A1" office:value-type="string"><text:p text:style-name="P40">8</text:p></loext:table-cell><loext:table-cell table:style-name="Tableau1.A1" office:value-type="string"><text:p text:style-name="P39">9</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0">= 0</text:span></text:p>
        <text:p text:style-name="P3"/>
        <text:p text:style-name="P38">Sortie <text:span text:style-name="T90">= 10</text:span></text:p>
      </text:section>
      <text:section text:style-name="Sect1" text:name="Section2">
        <text:p text:style-name="P23"><text:span text:style-name="T91">Les</text:span><text:span text:style-name="T45"> </text:span><text:span text:style-name="T91">zones</text:span><text:span text:style-name="T45"> </text:span><text:span text:style-name="T91">entrées</text:span><text:span text:style-name="T45"> </text:span><text:span text:style-name="T91">et</text:span><text:span text:style-name="T52"> </text:span><text:span text:style-name="T91">sorties</text:span><text:span text:style-name="T52"> </text:span><text:span text:style-name="T91">sont</text:span><text:span text:style-name="T49"> </text:span><text:span text:style-name="T91">neutres</text:span><text:span text:style-name="T52"> </text:span><text:span text:style-name="T91">:</text:span><text:span text:style-name="T45"> </text:span><text:span text:style-name="T91">on</text:span><text:span text:style-name="T49"> </text:span><text:span text:style-name="T91">ne</text:span><text:span text:style-name="T49"> </text:span><text:span text:style-name="T91">peut</text:span><text:span text:style-name="T49"> </text:span><text:span text:style-name="T91">pas</text:span><text:span text:style-name="T52"> </text:span><text:span text:style-name="T91">y</text:span><text:span text:style-name="T45"> </text:span><text:span text:style-name="T91">combattre,</text:span><text:span text:style-name="T45"> </text:span><text:span text:style-name="T91">ni</text:span><text:span text:style-name="T45"> </text:span><text:span text:style-name="T91">y</text:span><text:span text:style-name="T45"> </text:span><text:span text:style-name="T91">voir</text:span><text:span text:style-name="T45"> </text:span><text:span text:style-name="T91">les</text:span><text:span text:style-name="T52"> </text:span><text:span text:style-name="T91">autres</text:span><text:span text:style-name="T52"> </text:span><text:span text:style-name="T91">personnages</text:span><text:span text:style-name="T45"> </text:span><text:span text:style-name="T91">présents.</text:span><text:span text:style-name="T76"> </text:span>Le jeu comporte 3 pages</text:p>
        <text:list xml:id="list150244752554618" text:continue-numbering="true" text:style-name="WWNum1">
          <text:list-item>
            <text:p text:style-name="P97"><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99"><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0"><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9">Ajout d’un popup (fragment) quand le personnage meurt ou gagne la partie avec message vous êtes mort ou vous avez gagné+ bouton quitter ou rejouer</text:p>
        <text:p text:style-name="P79"/>
        <text:p text:style-name="P84">Le choix d'un personnage consiste à paramétrer le personnage : son pseudo (unique), son mot de passe, et ses caractéristiques (voir plus loin).</text:p>
        <text:p text:style-name="P78"/>
        <text:p text:style-name="P77">Faut il faire un ou deux contrôleur JS ?</text:p>
        <text:p text:style-name="P77"><text:tab/>un pour la vérification <text:s/>de la répartition point de vie, d’agilité et de force (sans appeler un contrôleur php)</text:p>
        <text:p text:style-name="P77"><text:tab/>un pour <text:span text:style-name="T106">appeler un contrôleur php qui vérifie </text:span>l<text:span text:style-name="T106">e</text:span> pseudo unique dans la bdd</text:p>
        <text:p text:style-name="Text_20_body"/>
        <text:h text:style-name="P16"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150243146166394" text:continue-numbering="true" text:style-name="WWNum1">
          <text:list-item>
            <text:p text:style-name="P99"><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99"><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6"><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99"><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99"><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2"><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3"><text:span text:style-name="T103">l'historique des actions effectuées et subies (a</text:span><text:span text:style-name="T104">ttaques effectuées, attaques subies, mouvements effectués),</text:span><text:span text:style-name="T3"> et leur impact sur les 4 paramètres du personnage (voir ci-après : points de vie, force, agilité, résistance). Des couleurs,</text:span><text:span text:style-name="T95"> </text:span><text:span text:style-name="T96">éventuellement</text:span><text:span text:style-name="T97"> </text:span><text:span text:style-name="T96">des</text:span><text:span text:style-name="T98"> </text:span><text:span text:style-name="T96">pictos,</text:span><text:span text:style-name="T98"> </text:span><text:span text:style-name="T96">permettent</text:span><text:span text:style-name="T97"> </text:span><text:span text:style-name="T96">de</text:span><text:span text:style-name="T97"> </text:span><text:span text:style-name="T96">visualiser</text:span><text:span text:style-name="T98"> </text:span><text:span text:style-name="T96">d'un</text:span><text:span text:style-name="T99"> </text:span><text:span text:style-name="T96">seul</text:span><text:span text:style-name="T98"> </text:span><text:span text:style-name="T96">coup</text:span><text:span text:style-name="T97"> </text:span><text:span text:style-name="T96">d'œil</text:span><text:span text:style-name="T95"> </text:span><text:span text:style-name="T96">les</text:span><text:span text:style-name="T95"> </text:span><text:span text:style-name="T96">différents</text:span><text:span text:style-name="T98"> </text:span><text:span text:style-name="T96">évènements,</text:span><text:span text:style-name="T98"> </text:span><text:span text:style-name="T96">en particulier les attaques subies. </text:span><text:span text:style-name="T100">(css)</text:span></text:p>
            <text:p text:style-name="P118">Est ce que rester plus de trois secondes dans une pièce <text:s/>est un mouvement et donc doit être affiché dans l’historique des mouvement du personnage ? <text:span text:style-name="T107">(plutôt non mais au moment d’un mouvement sur le temps déroulé / vérification a chaque évenement du personnage cad qd il est chargé load)</text:span></text:p>
          </text:list-item>
        </text:list>
        <text:p text:style-name="P85"><text:soft-page-break/>Les<text:span text:style-name="T47"> </text:span>informations<text:span text:style-name="T47"> </text:span>qui<text:span text:style-name="T66"> </text:span>changent<text:span text:style-name="T50"> </text:span>sont<text:span text:style-name="T50"> </text:span>mises<text:span text:style-name="T47"> </text:span>à<text:span text:style-name="T66"> </text:span>jour<text:span text:style-name="T47"> </text:span>automatiquement<text:span text:style-name="T50"> </text:span>toutes<text:span text:style-name="T47"> </text:span>les<text:span text:style-name="T47"> </text:span>demi-<text:span text:style-name="T37">secondes.</text:span></text:p>
        <text:p text:style-name="P119">Se sont seulement les informations qui changent qui sont à mettre a jour ou faut il effectuer un rechargement <text:s/>entier de <text:s/>toutes les informations ? (j’opterai plutôt pour la <text:span text:style-name="T106">première </text:span>solution sans trop savoir comment le mettre en place)</text:p>
        <text:p text:style-name="P119"/>
        <text:p text:style-name="P120">historique = en fonction de la date de mise à jour / limiter historique à x mvt</text:p>
      </text:section>
      <text:h text:style-name="P42" text:outline-level="2"/>
      <text:h text:style-name="P74" text:outline-level="2"><text:bookmark-start text:name="Choix d'un personnage"/><draw:custom-shape text:anchor-type="char" draw:z-index="14" draw:name="Graphic 5" draw:style-name="gr3"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29"/>
      <text:p text:style-name="P21">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150243880974122" text:continue-numbering="true" text:style-name="WWNum1">
        <text:list-item>
          <text:p text:style-name="P101"><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99"><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8"><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4"><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5"><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6"><text:span text:style-name="T3">résistance</text:span><text:span text:style-name="T10"> </text:span><text:span text:style-name="T3">(en</text:span><text:span text:style-name="T12"> défense)</text:span></text:p>
            </text:list-item>
          </text:list>
        </text:list-item>
      </text:list>
      <text:p text:style-name="P31"/>
      <text:p text:style-name="P21">A<text:span text:style-name="T68"> </text:span>tout<text:span text:style-name="T69"> </text:span>moment,<text:span text:style-name="T70"> </text:span>en<text:span text:style-name="T69"> </text:span>fonction<text:span text:style-name="T69"> </text:span>de<text:span text:style-name="T68"> </text:span>ses<text:span text:style-name="T69"> </text:span>propriétés<text:span text:style-name="T71"> </text:span>et<text:span text:style-name="T71"> </text:span>des<text:span text:style-name="T71"> </text:span>règles<text:span text:style-name="T71"> </text:span>du<text:span text:style-name="T71"> </text:span>jeu,<text:span text:style-name="T68"> </text:span>le<text:span text:style-name="T68"> </text:span>joueur<text:span text:style-name="T68"> </text:span>à<text:span text:style-name="T68"> </text:span>accès<text:span text:style-name="T71"> </text:span>aux<text:span text:style-name="T71"> </text:span>actions<text:span text:style-name="T71"> </text:span>suivantes<text:span text:style-name="T72"> </text:span>(<text:span text:style-name="T102">donc</text:span><text:span text:style-name="T101"> </text:span><text:span text:style-name="T102">les actions ne sont visibles que si elles sont possibles</text:span><text:span text:style-name="T74">)</text:span></text:p>
      <text:list xml:id="list150244369806777" text:continue-numbering="true" text:style-name="WWNum1">
        <text:list-item>
          <text:p text:style-name="P111"><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2">reculer</text:p>
        </text:list-item>
        <text:list-item>
          <text:p text:style-name="P114"><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8"><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3"/>
        </text:list-item>
      </text:list>
      <text:p text:style-name="P83">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15" draw:name="Graphic 6" draw:style-name="gr3"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29"/>
      <text:p text:style-name="P32">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41" text:outline-level="2"><text:bookmark-start text:name="Déplacements"/><draw:custom-shape text:anchor-type="char" draw:z-index="6" draw:name="Graphic 7" draw:style-name="gr1"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9"/>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2">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2">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3"/>
      <text:h text:style-name="P17"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4">Un déplacement vers l'arrière (dans la pièce précédente ou la zone d'entrée) est toujours possible et ne consomme pas de points d'agilité. On peut le faire même avec zéro point d'agilité.</text:p>
      <text:p text:style-name="P22">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5"/>
      <text:h text:style-name="P72" text:outline-level="2"><text:bookmark-start text:name="Rester dans une pièce sans rien faire"/><draw:custom-shape text:anchor-type="char" draw:z-index="7" draw:name="Graphic 8"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0"/>
      <text:p text:style-name="P63">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3">Attention<text:span text:style-name="T66"> </text:span>:<text:span text:style-name="T47"> </text:span>les<text:span text:style-name="T47"> </text:span>points<text:span text:style-name="T47"> </text:span>d'agilité<text:span text:style-name="T47"> </text:span>sont<text:span text:style-name="T50"> </text:span>plafonnés<text:span text:style-name="T66"> </text:span>à<text:span text:style-name="T50"> </text:span>15<text:span text:style-name="T43"> </text:span><text:span text:style-name="T53">!</text:span></text:p>
      <text:p text:style-name="P73"/>
      <text:p text:style-name="P76"><text:span text:style-name="T92">(</text:span>Donc, il gagne ses points d'agilité aussi (ce qui veut dire que le gain des points ne peut pa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0">)</text:span></text:p>
      <text:p text:style-name="P90"/>
      <text:p text:style-name="P76"><text:bookmark-start text:name="Attaquer"/><draw:custom-shape text:anchor-type="char" draw:z-index="16" draw:name="Graphic 9" draw:style-name="gr1"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3">ATTAQUER </text:span><text:span text:style-name="T94">(voir page suivante avec explication)</text:span></text:p>
      <text:p text:style-name="P29"/>
      <text:p text:style-name="P24">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6"> </text:span>la<text:span text:style-name="T47"> </text:span>même<text:span text:style-name="T47"> </text:span>pièce),<text:span text:style-name="T66"> </text:span>cela<text:span text:style-name="T43"> </text:span>signifie<text:span text:style-name="T47"> </text:span>qu'on<text:span text:style-name="T43"> </text:span><text:span text:style-name="T37">l'attaque.</text:span></text:p>
      <text:p text:style-name="P27">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7"/>
      <text:p text:style-name="P68">Si<text:span text:style-name="T50"> </text:span>l’adversaire<text:span text:style-name="T43"> </text:span>esquive<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5">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71">Si on gagne le combat et que en plus l'on tue l'adversaire, on récupère en plus les points de vie qui lui restaient juste avant le combat.</text:p>
      <text:p text:style-name="P25">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35"/>
      <text:h text:style-name="P75" text:outline-level="2"><text:bookmark-start text:name="Subir une attaque"/><draw:custom-shape text:anchor-type="char" draw:z-index="0" draw:name="Graphic 10"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4">(voir page suivante avec explication)</text:span></text:h>
      <text:p text:style-name="P29"/>
      <text:p text:style-name="P62">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4">Cette<text:span text:style-name="T50"> </text:span>opération<text:span text:style-name="T66"> </text:span>est<text:span text:style-name="T66"> </text:span>automatique<text:span text:style-name="T50"> </text:span><text:span text:style-name="T74">(et</text:span><text:span text:style-name="T67"> </text:span><text:span text:style-name="T74">apparaît</text:span><text:span text:style-name="T67"> </text:span><text:span text:style-name="T74">dans</text:span><text:span text:style-name="T73"> </text:span><text:span text:style-name="T74">l'historique</text:span><text:span text:style-name="T73"> </text:span><text:span text:style-name="T74">de</text:span><text:span text:style-name="T67"> </text:span><text:span text:style-name="T39">l'utilisateur).</text:span></text:p>
      <text:p text:style-name="P86"/>
      <text:p text:style-name="P66"><text:span text:style-name="T60">Condition 1 :</text:span><text:span text:style-name="T59">Si notre agilité dépasse la force d'attaque d'au moins 3 points</text:span><text:span text:style-name="T63">, on esquive. Personne n'a alors gagné ou perdu le combat, et on perd 1 point d'agilité.</text:span></text:p>
      <text:p text:style-name="P51"/>
      <text:p text:style-name="P51"/>
      <text:p text:style-name="P69"><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51"/>
      <text:p text:style-name="P70"><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7"/>
      <text:h text:style-name="P43" text:outline-level="2"><text:bookmark-start text:name="Riposte"/><draw:custom-shape text:anchor-type="char" draw:z-index="1" draw:name="Graphic 11"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3">(voir page suivante avec explication)</text:span></text:h>
      <text:p text:style-name="P29"/>
      <text:p text:style-name="P24">La<text:span text:style-name="T66"> </text:span>riposte<text:span text:style-name="T50"> </text:span>fonctionne<text:span text:style-name="T50"> </text:span>comme<text:span text:style-name="T50"> </text:span>une<text:span text:style-name="T66"> </text:span>attaque,<text:span text:style-name="T50"> </text:span>mais<text:span text:style-name="T50"> </text:span>est<text:span text:style-name="T66"> </text:span>déclenchée<text:span text:style-name="T66"> </text:span><text:span text:style-name="T37">automatiquement.</text:span></text:p>
      <text:p text:style-name="P28">On attaque alors notre attaquant avec toute notre force disponible, et notre attaquant applique les règles "subir une <text:span text:style-name="T37">attaque".</text:span></text:p>
      <text:p text:style-name="P80"><text:span text:style-name="T87">Déroulement </text:span><text:span text:style-name="T88">pour déterminer qui gagne le combat et </text:span><text:span text:style-name="T89">affecter les points</text:span></text:p>
      <text:p text:style-name="P60"/>
      <text:p text:style-name="P61">Pramétres : </text:p>
      <text:p text:style-name="P53">- les caractéristiques de l’attaquant</text:p>
      <text:p text:style-name="P53">- les caractéristique de l’adversaire</text:p>
      <text:p text:style-name="P53"/>
      <text:p text:style-name="P56"><text:span text:style-name="T86">C</text:span>ondition 1 : <text:span text:style-name="T86">ESQUIVE</text:span>: si <text:span text:style-name="T86">l’</text:span>agilité de l’adversaire dépasse la force <text:span text:style-name="T86">de </text:span>l’attaquant d'au moins 3 points</text:p>
      <text:p text:style-name="P45"/>
      <text:p text:style-name="P45"><text:tab/>si condition 1 vrai <text:span text:style-name="T74">personne n’a gagné</text:span> et l<text:span text:style-name="T59">e combat s’arrête</text:span><text:span text:style-name="T63"> <text:s/></text:span><text:span text:style-name="T65">(le calcul des points est opéré)</text:span></text:p>
      <text:p text:style-name="P55"/>
      <text:p text:style-name="P49"><text:tab/><text:tab/>adversaire perd un point d’agilité</text:p>
      <text:p text:style-name="P50"><text:tab/><text:tab/>attaquant : si pt de force égale ou sup à 10 alors 1 pt de force devient 1 point de résistance</text:p>
      <text:p text:style-name="P50"/>
      <text:p text:style-name="P45"><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5"/>
      <text:p text:style-name="P45"><text:tab/><text:tab/><text:span text:style-name="T82">C</text:span><text:span text:style-name="T80">ondition 2 : </text:span><text:span text:style-name="T81">RIPOSTE </text:span><text:span text:style-name="T80">: <text:s/>si la force de l’adversaire <text:s/>est supérieure strictement à celle de l'attaquant</text:span></text:p>
      <text:p text:style-name="P44"><text:tab/><text:tab/><text:tab/></text:p>
      <text:p text:style-name="P44"><text:tab/><text:tab/><text:tab/>si condition 2 vrai l’<text:span text:style-name="T74">adversaire riposte </text:span><text:span text:style-name="T59">et le combat continue</text:span></text:p>
      <text:p text:style-name="P44"><text:tab/><text:tab/><text:tab/><text:tab/>reprise procédure combat <text:span text:style-name="T86">à la condition 1 pour déterminer </text:span><text:s/><text:span text:style-name="T86">qui gagne <text:s/>la <text:tab/><text:tab/><text:tab/><text:tab/>riposte </text:span><text:span text:style-name="T90">donc le combat </text:span><text:span text:style-name="T86">avec : </text:span></text:p>
      <text:p text:style-name="P44"><text:span text:style-name="T86"><text:tab/><text:tab/><text:tab/><text:tab/><text:tab/>L’</text:span>attaquant <text:span text:style-name="T86">A devient l’</text:span>adversaire <text:span text:style-name="T86">A</text:span></text:p>
      <text:p text:style-name="P44"><text:span text:style-name="T86"><text:tab/><text:tab/><text:tab/><text:tab/><text:tab/>L’</text:span>adversaire <text:span text:style-name="T86">B devient l’</text:span>attaquant <text:span text:style-name="T86">B</text:span></text:p>
      <text:p text:style-name="P44"/>
      <text:p text:style-name="P45"><text:tab/><text:tab/><text:tab/><text:tab/><text:span text:style-name="T86">Le résultat détermine le gagnant de la riposte et donc du combat qui</text:span><text:span text:style-name="T61"> s’arrête</text:span></text:p>
      <text:p text:style-name="P46"><text:tab/><text:tab/><text:tab/><text:tab/>(le calcul des points est opéré)</text:p>
      <text:p text:style-name="P46"><text:tab/><text:tab/><text:tab/><text:tab/><text:tab/>si <text:span text:style-name="T74">attaquant initiale </text:span>gagne la riposte :</text:p>
      <text:p text:style-name="P46"/>
      <text:p text:style-name="P46"><text:tab/><text:tab/><text:tab/><text:tab/><text:tab/><text:tab/>l<text:span text:style-name="T85">’adversaire perd 2 points de vi</text:span><text:span text:style-name="T63">e </text:span></text:p>
      <text:p text:style-name="P46"><text:tab/><text:tab/><text:tab/><text:tab/><text:tab/><text:tab/><text:span text:style-name="T84">l’attaquant gagne un pt d’agilité ou un pt de vie si l’attaquant à déjà <text:tab/><text:tab/><text:tab/><text:tab/><text:tab/><text:tab/>15 points d’agilité</text:span></text:p>
      <text:p text:style-name="P47"><text:tab/><text:tab/><text:tab/><text:tab/><text:tab/><text:tab/>l’attaquant gagne les points de vie de l’adversaire si il le tue</text:p>
      <text:p text:style-name="P47"><text:tab/><text:tab/><text:tab/><text:tab/><text:tab/><text:tab/></text:p>
      <text:p text:style-name="P46"><text:tab/><text:tab/><text:tab/><text:tab/><text:tab/>si <text:span text:style-name="T74">adversaire initiale</text:span> gagne la riposte  :</text:p>
      <text:p text:style-name="P46"/>
      <text:p text:style-name="P46"><text:tab/><text:tab/><text:tab/><text:tab/><text:tab/><text:tab/><text:span text:style-name="T84">l’adversaire gagne un point de vie</text:span></text:p>
      <text:p text:style-name="P47"><text:tab/><text:tab/><text:tab/><text:tab/><text:tab/><text:tab/>l’attaquant perd un point de vie</text:p>
      <text:p text:style-name="P87"><text:tab/><text:tab/></text:p>
      <text:p text:style-name="P45"><text:tab/><text:tab/><text:tab/>si<text:span text:style-name="T86">non</text:span> condition 2 non validé <text:span text:style-name="T74">l’adversaire se défend</text:span> <text:span text:style-name="T59">et le combat continue </text:span><text:span text:style-name="T61">pour déterminer les </text:span><text:span text:style-name="T65"><text:tab/><text:tab/><text:tab/></text:span><text:span text:style-name="T61">conditions de défenses</text:span></text:p>
      <text:p text:style-name="P45"><text:tab/><text:tab/></text:p>
      <text:p text:style-name="P45"><text:tab/><text:tab/><text:tab/><text:span text:style-name="T75">C</text:span><text:span text:style-name="T74">ondition 3 : </text:span><text:span text:style-name="T75">DEFENCE : </text:span><text:span text:style-name="T64">si la résistance de l’adversaire est supérieure ou égale à la force de <text:tab/><text:tab/><text:tab/>l'attaque</text:span></text:p>
      <text:p text:style-name="P52"><text:tab/><text:tab/></text:p>
      <text:p text:style-name="P52"><text:tab/><text:tab/><text:tab/><text:tab/>si condition 3 vrai  <text:span text:style-name="T59">le combat s’arrête avec :</text:span></text:p>
      <text:p text:style-name="P53"><text:tab/><text:tab/><text:tab/><text:tab/><text:tab/><text:span text:style-name="T86">l’adversaire gagne le combat (ou la riposte si procédure riposte)</text:span></text:p>
      <text:p text:style-name="P53"><text:tab/><text:tab/><text:tab/><text:tab/><text:tab/><text:tab/><text:span text:style-name="T86">l’adversaire gagne : rien</text:span></text:p>
      <text:p text:style-name="P47"><text:tab/><text:tab/><text:tab/><text:tab/><text:tab/><text:tab/>l’attaquant perd un point de vie</text:p>
      <text:p text:style-name="P47"/>
      <text:p text:style-name="P52"><text:tab/><text:tab/><text:tab/><text:tab/>si <text:span text:style-name="T86">non </text:span>condition <text:s/>non validé <text:span text:style-name="T59">le combat s’arrête </text:span>avec :</text:p>
      <text:p text:style-name="P54"><text:tab/><text:tab/><text:tab/><text:tab/><text:tab/>l’adversaire perd le combat (ou la riposte si procédure riposte)</text:p>
      <text:p text:style-name="P54"><text:tab/><text:tab/><text:tab/><text:tab/><text:tab/><text:tab/>l’adversaire perd en points de vie la différence entre les pt de <text:tab/><text:tab/><text:tab/><text:tab/><text:tab/><text:tab/><text:tab/>résistance de l’adversaire et les pt de force de l’attaquant</text:p>
      <text:p text:style-name="P48"><text:tab/><text:tab/><text:tab/><text:tab/><text:tab/><text:tab/>l’attaquant gagne un pt d’agilité ou un pt de vie si l’attaquant à <text:tab/><text:tab/><text:tab/><text:tab/><text:tab/><text:tab/>déjà 15 points d’agilité</text:p>
      <text:p text:style-name="P47"><text:tab/><text:tab/><text:tab/><text:tab/><text:tab/><text:tab/>l’attaquant gagne les points de vie de l’adversaire si il le tue</text:p>
      <text:p text:style-name="P57"/>
      <text:p text:style-name="P57"/>
      <text:p text:style-name="P81">Scénario </text:p>
      <text:p text:style-name="P82"/>
      <text:p text:style-name="P4">Exemple 1 <text:span text:style-name="T86">(avec esquive)</text:span></text:p>
      <text:p text:style-name="P56"/>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6">A</text:span></text:p>
          </table:table-cell>
          <table:table-cell table:style-name="Tableau3.A1" office:value-type="string">
            <text:p text:style-name="P5">MAJ <text:s/>points</text:p>
          </table:table-cell>
          <table:table-cell table:style-name="Tableau3.A1" office:value-type="string">
            <text:p text:style-name="P5">Adversaire <text:span text:style-name="T86">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6">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6">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5">le combat</text:span></text:p>
          </table:table-cell>
          <table:covered-table-cell/>
          <table:covered-table-cell/>
          <table:covered-table-cell/>
        </table:table-row>
      </table:table>
      <text:p text:style-name="P10"/>
      <text:p text:style-name="P54">Condition 1 : VALIDE <text:span text:style-name="T90">(arret du combat)</text:span></text:p>
      <text:p text:style-name="P11"/>
      <text:p text:style-name="P4"><text:span text:style-name="T40">Exemple </text:span><text:span text:style-name="T41">2 (sans riposte mais avec défense)</text:span></text:p>
      <text:p text:style-name="P88"/>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6">A</text:span></text:p>
          </table:table-cell>
          <table:table-cell table:style-name="Tableau4.A1" office:value-type="string">
            <text:p text:style-name="P5">MAJ <text:s/>points</text:p>
          </table:table-cell>
          <table:table-cell table:style-name="Tableau4.A1" office:value-type="string">
            <text:p text:style-name="P5">Adversaire <text:span text:style-name="T86">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ant à gagné <text:span text:style-name="T105">le combat</text:span></text:p>
          </table:table-cell>
          <table:covered-table-cell/>
          <table:covered-table-cell/>
          <table:covered-table-cell/>
        </table:table-row>
      </table:table>
      <text:p text:style-name="P61"/>
      <text:p text:style-name="P46"/>
      <text:p text:style-name="P54">Condition 1 : NON VALIDE</text:p>
      <text:p text:style-name="P54">condition 2 : NON VALIDE</text:p>
      <text:p text:style-name="P58"><text:span text:style-name="T78">condition 2 : VALIDE </text:span><text:span text:style-name="T79">(arrêt du combat)</text:span><text:tab/> <text:tab/><text:tab/></text:p>
      <text:p text:style-name="P12"/>
      <text:p text:style-name="P4"><text:span text:style-name="T40">Exemple </text:span><text:span text:style-name="T41">3 (avec riposte)</text:span></text:p>
      <text:p text:style-name="P88"/>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6">A</text:span></text:p>
          </table:table-cell>
          <table:table-cell table:style-name="Tableau2.A1" office:value-type="string">
            <text:p text:style-name="P5">MAJ <text:s/>points</text:p>
          </table:table-cell>
          <table:table-cell table:style-name="Tableau2.A1" office:value-type="string">
            <text:p text:style-name="P5">Adversaire <text:span text:style-name="T86">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6">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6">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61"/>
      <text:p text:style-name="P46"/>
      <text:p text:style-name="P54">Condition 1 : NON VALIDE</text:p>
      <text:p text:style-name="P56"><text:span text:style-name="T78">donc condition 2 : VALIDE</text:span><text:tab/><text:tab/><text:tab/></text:p>
      <text:p text:style-name="P59">donc <text:span text:style-name="T59">mode riposte</text:span> pour déterminer qui gagne la riposte</text:p>
      <text:p text:style-name="P59"><text:tab/><text:span text:style-name="T77">B = attaquant et A = adversaire</text:span></text:p>
      <text:p text:style-name="P54"><text:tab/>condition 1 : NON VALIDE</text:p>
      <text:p text:style-name="P54"><text:tab/>donc condition 2 : NON VALIDE</text:p>
      <text:p text:style-name="P13"><text:tab/>donc condition 3 : VALIDE <text:span text:style-name="T90">(arrêt du combat)</text:span></text:p>
      <text:p text:style-name="P12"/>
      <text:p text:style-name="P26"/>
      <text:p text:style-name="P117"><draw:custom-shape text:anchor-type="as-char" draw:z-index="2" draw:name="Textbox 12" draw:style-name="gr6" draw:text-style-name="P123" svg:width="17.615cm" svg:height="0.685cm"><text:p text:style-name="P15"><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list xml:id="list150244569966727" text:continue-numbering="true" text:style-name="WWNum1">
        <text:list-item>
          <text:p text:style-name="P107"><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8"><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5"><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09"><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0"><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7"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3"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5"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3T14:48:22.109000000</dc:date>
    <meta:editing-duration>P1DT1H55M22S</meta:editing-duration>
    <meta:generator>LibreOffice/7.4.3.2$Windows_X86_64 LibreOffice_project/1048a8393ae2eeec98dff31b5c133c5f1d08b890</meta:generator>
    <meta:editing-cycles>9</meta:editing-cycles>
    <meta:document-statistic meta:table-count="4" meta:image-count="0" meta:object-count="0" meta:page-count="6" meta:paragraph-count="209" meta:word-count="2025" meta:character-count="11325" meta:non-whitespace-character-count="9316"/>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